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cripts/python/Module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officeooo:paragraph-rsid="00510773" style:font-size-asian="10pt" style:font-size-complex="10pt"/>
    </style:style>
    <style:style style:name="P2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Messag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odule.py$message_button?language=Python&amp;location=document" xlink:type="simple"/>
            </office:event-listeners>
          </form:button>
          <form:button form:name="Push Button 2" form:control-implementation="ooo:com.sun.star.form.component.CommandButton" xml:id="control2" form:id="control2" form:label="Clear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odule.py$clear_button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1_0" draw:style-name="gr1" draw:text-style-name="P2" svg:width="2.437cm" svg:height="0.592cm" svg:x="16.177cm" svg:y="0.857cm" draw:control="control2"/>
      <draw:control text:anchor-type="page" text:anchor-page-number="1" draw:z-index="0" draw:name="Shape1" draw:style-name="gr1" draw:text-style-name="P2" svg:width="2.437cm" svg:height="0.592cm" svg:x="13.182cm" svg:y="0.857cm" draw:control="control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08:36:34.815530492</meta:creation-date>
    <meta:generator>LibreOffice/6.4.7.2$Linux_X86_64 LibreOffice_project/40$Build-2</meta:generator>
    <dc:date>2021-10-09T12:11:27.327344118</dc:date>
    <meta:editing-duration>PT12H21M12S</meta:editing-duration>
    <meta:editing-cycles>99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